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A1_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1" svg:font-family="Arial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Itálico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3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A1_5f_Cabecalho">
      <style:text-properties fo:language="pt" fo:country="PT" officeooo:paragraph-rsid="01e94acb"/>
    </style:style>
    <style:style style:name="P2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fo:language="pt" fo:country="PT" officeooo:paragraph-rsid="014e6710"/>
    </style:style>
    <style:style style:name="P3" style:family="paragraph" style:parent-style-name="A2_5f_Rodape">
      <style:text-properties fo:language="pt" fo:country="PT" officeooo:paragraph-rsid="0072868d"/>
    </style:style>
    <style:style style:name="P4" style:family="paragraph" style:parent-style-name="A2_5f_Rodape">
      <style:text-properties fo:language="pt" fo:country="PT" officeooo:paragraph-rsid="014e6710"/>
    </style:style>
    <style:style style:name="P5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596d71" officeooo:paragraph-rsid="02596d71" style:text-blinking="false" fo:background-color="transparent" text:display="none" style:text-overline-style="none" style:text-overline-color="font-color"/>
    </style:style>
    <style:style style:name="P6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5f73df" officeooo:paragraph-rsid="025f73df" style:text-blinking="false" fo:background-color="transparent" text:display="none" style:text-overline-style="none" style:text-overline-color="font-color"/>
    </style:style>
    <style:style style:name="P7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5f9845" officeooo:paragraph-rsid="025f9845" style:text-blinking="false" fo:background-color="transparent" text:display="none" style:text-overline-style="none" style:text-overline-color="font-color"/>
    </style:style>
    <style:style style:name="P8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78c127" officeooo:paragraph-rsid="0278c127" style:text-blinking="false" fo:background-color="transparent" text:display="none" style:text-overline-style="none" style:text-overline-color="font-color"/>
    </style:style>
    <style:style style:name="P9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paragraph-rsid="027bea75" style:text-blinking="false" fo:background-color="transparent" text:display="none" style:text-overline-style="none" style:text-overline-color="font-color"/>
    </style:style>
    <style:style style:name="P10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paragraph-rsid="02855add" style:text-blinking="false" fo:background-color="transparent" text:display="none" style:text-overline-style="none" style:text-overline-color="font-color"/>
    </style:style>
    <style:style style:name="P11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paragraph-rsid="0287498f" style:text-blinking="false" fo:background-color="transparent" text:display="none" style:text-overline-style="none" style:text-overline-color="font-color"/>
    </style:style>
    <style:style style:name="P12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paragraph-rsid="028994d7" style:text-blinking="false" fo:background-color="transparent" text:display="none" style:text-overline-style="none" style:text-overline-color="font-color"/>
    </style:style>
    <style:style style:name="P13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paragraph-rsid="028a1053" style:text-blinking="false" fo:background-color="transparent" text:display="none" style:text-overline-style="none" style:text-overline-color="font-color"/>
    </style:style>
    <style:style style:name="P14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paragraph-rsid="028b9cef" style:text-blinking="false" fo:background-color="transparent" text:display="none" style:text-overline-style="none" style:text-overline-color="font-color"/>
    </style:style>
    <style:style style:name="P15" style:family="paragraph" style:parent-style-name="A4_5f_Normal">
      <style:text-properties fo:color="#800080" style:text-line-through-style="none" style:text-line-through-type="none" style:text-position="sub 58%" style:font-name="Arial1" fo:font-size="10pt" fo:language="pt" fo:country="PT" style:text-underline-style="none" officeooo:paragraph-rsid="028b9cef" style:text-blinking="false" fo:background-color="transparent" text:display="none" style:text-overline-style="none" style:text-overline-color="font-color"/>
    </style:style>
    <style:style style:name="P16" style:family="paragraph" style:parent-style-name="A4_5f_Normal">
      <style:text-properties fo:color="#800080" style:text-line-through-style="none" style:text-line-through-type="none" style:text-position="sub 58%" style:font-name="Arial" fo:font-size="10pt" fo:language="pt" fo:country="PT" style:text-underline-style="none" officeooo:rsid="027310c3" officeooo:paragraph-rsid="02737ee0" style:text-blinking="false" fo:background-color="transparent" text:display="none" style:text-overline-style="none" style:text-overline-color="font-color"/>
    </style:style>
    <style:style style:name="P17" style:family="paragraph" style:parent-style-name="A4_5f_Normal">
      <style:text-properties fo:color="#800080" style:text-line-through-style="none" style:text-line-through-type="none" style:text-position="sub 58%" style:font-name="Arial" fo:font-size="10pt" fo:language="pt" fo:country="PT" style:text-underline-style="none" officeooo:rsid="027458ee" officeooo:paragraph-rsid="027458ee" style:text-blinking="false" fo:background-color="transparent" text:display="none" style:text-overline-style="none" style:text-overline-color="font-color"/>
    </style:style>
    <style:style style:name="P18" style:family="paragraph" style:parent-style-name="A5_5f_Titulo2">
      <style:text-properties officeooo:rsid="0287498f" officeooo:paragraph-rsid="0287498f"/>
    </style:style>
    <style:style style:name="P19" style:family="paragraph" style:parent-style-name="A5_5f_Titulo2">
      <style:text-properties officeooo:paragraph-rsid="029217b0"/>
    </style:style>
    <style:style style:name="P20" style:family="paragraph" style:parent-style-name="A3_5f_Titulo1">
      <style:text-properties officeooo:rsid="0285d8f0" officeooo:paragraph-rsid="0285d8f0"/>
    </style:style>
    <style:style style:name="P21" style:family="paragraph" style:parent-style-name="A3_5f_Titulo1">
      <style:text-properties officeooo:rsid="028b9cef" officeooo:paragraph-rsid="028b9cef"/>
    </style:style>
    <style:style style:name="P22" style:family="paragraph" style:parent-style-name="A3_5f_Titulo1" style:master-page-name="Standard">
      <style:paragraph-properties style:page-number="auto"/>
      <style:text-properties officeooo:rsid="02855add" officeooo:paragraph-rsid="02855add"/>
    </style:style>
    <style:style style:name="P23" style:family="paragraph" style:parent-style-name="A6_5f_Lista_5f_Continua">
      <style:text-properties officeooo:paragraph-rsid="0285d8f0"/>
    </style:style>
    <style:style style:name="P24" style:family="paragraph" style:parent-style-name="A6_5f_Lista_5f_Continua">
      <style:text-properties officeooo:paragraph-rsid="0287498f"/>
    </style:style>
    <style:style style:name="P25" style:family="paragraph" style:parent-style-name="A6_5f_Lista_5f_Continua" style:list-style-name="Numbering_20_1">
      <style:text-properties officeooo:paragraph-rsid="0287498f"/>
    </style:style>
    <style:style style:name="P26" style:family="paragraph" style:parent-style-name="A6_5f_Lista_5f_Continua" style:list-style-name="Numbering_20_1">
      <style:text-properties officeooo:paragraph-rsid="028902c6"/>
    </style:style>
    <style:style style:name="P27" style:family="paragraph" style:parent-style-name="A6_5f_Lista_5f_Continua" style:list-style-name="Numbering_20_1">
      <style:text-properties officeooo:paragraph-rsid="028994d7"/>
    </style:style>
    <style:style style:name="P28" style:family="paragraph" style:parent-style-name="A6_5f_Lista_5f_Continua">
      <style:text-properties officeooo:paragraph-rsid="028902c6"/>
    </style:style>
    <style:style style:name="P29" style:family="paragraph" style:parent-style-name="A6_5f_Lista_5f_Continua">
      <style:text-properties officeooo:paragraph-rsid="028994d7"/>
    </style:style>
    <style:style style:name="P30" style:family="paragraph" style:parent-style-name="A6_5f_Lista_5f_Continua">
      <style:text-properties officeooo:paragraph-rsid="028a1053"/>
    </style:style>
    <style:style style:name="P31" style:family="paragraph" style:parent-style-name="A6_5f_Lista_5f_Continua">
      <style:text-properties officeooo:rsid="028a1053" officeooo:paragraph-rsid="028a1053"/>
    </style:style>
    <style:style style:name="P32" style:family="paragraph" style:parent-style-name="A6_5f_Lista_5f_Continua">
      <style:text-properties officeooo:paragraph-rsid="028b9cef"/>
    </style:style>
    <style:style style:name="P33" style:family="paragraph" style:parent-style-name="A6_5f_Lista_5f_Continua" style:list-style-name="">
      <style:text-properties fo:color="#800080" style:text-line-through-style="none" style:text-line-through-type="none" style:text-position="sub 58%" style:font-name="Arial1" fo:font-size="10pt" fo:language="pt" fo:country="PT" style:text-underline-style="none" officeooo:rsid="02822d50" officeooo:paragraph-rsid="02822d50" style:text-blinking="false" fo:background-color="transparent" text:display="none" style:text-overline-style="none" style:text-overline-color="font-color"/>
    </style:style>
    <style:style style:name="P34" style:family="paragraph" style:parent-style-name="A6_5f_Lista_5f_Continua" style:list-style-name="">
      <style:text-properties fo:color="#800080" style:text-line-through-style="none" style:text-line-through-type="none" style:text-position="sub 58%" style:font-name="Arial1" fo:font-size="10pt" style:text-underline-style="none" officeooo:rsid="027ab120" officeooo:paragraph-rsid="027ab120" style:text-blinking="false" fo:background-color="transparent" text:display="none" style:text-overline-style="none" style:text-overline-color="font-color"/>
    </style:style>
    <style:style style:name="P35" style:family="paragraph" style:parent-style-name="Table_20_Contents" style:list-style-name="Numbering_20_1">
      <style:paragraph-properties fo:text-align="justify" style:justify-single-word="false"/>
      <style:text-properties style:use-window-font-color="true" style:font-name="Courier New3" fo:font-size="10pt" fo:language="pt" fo:country="PT" officeooo:paragraph-rsid="0285d8f0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style:font-name="Courier 10 Pitch" fo:font-size="10pt" officeooo:rsid="02855add" style:font-size-asian="10pt" style:font-size-complex="10pt"/>
    </style:style>
    <style:style style:name="T3" style:family="text">
      <style:text-properties style:font-name="Courier 10 Pitch" fo:font-size="10pt" officeooo:rsid="027310c3" style:font-size-asian="10pt" style:font-size-complex="10pt"/>
    </style:style>
    <style:style style:name="T4" style:family="text">
      <style:text-properties style:font-name="Courier 10 Pitch" fo:font-size="10pt" officeooo:rsid="0137499c" style:font-size-asian="10pt" style:font-size-complex="10pt"/>
    </style:style>
    <style:style style:name="T5" style:family="text">
      <style:text-properties officeooo:rsid="00fd316c"/>
    </style:style>
    <style:style style:name="T6" style:family="text">
      <style:text-properties officeooo:rsid="013190a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285d8f0"/>
    </style:style>
    <style:style style:name="T9" style:family="text">
      <style:text-properties officeooo:rsid="0287498f"/>
    </style:style>
    <style:style style:name="T10" style:family="text">
      <style:text-properties officeooo:rsid="028902c6"/>
    </style:style>
    <style:style style:name="T11" style:family="text">
      <style:text-properties officeooo:rsid="028994d7"/>
    </style:style>
    <style:style style:name="T12" style:family="text">
      <style:text-properties officeooo:rsid="028a1053"/>
    </style:style>
    <style:style style:name="T13" style:family="text">
      <style:text-properties officeooo:rsid="028b9ce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28b9cef" style:font-weight-asian="bold" style:font-weight-complex="bold"/>
    </style:style>
    <style:style style:name="T16" style:family="text">
      <style:text-properties fo:font-weight="bold" officeooo:rsid="028902c6" style:font-weight-asian="bold" style:font-weight-complex="bold"/>
    </style:style>
    <style:style style:name="T17" style:family="text">
      <style:text-properties fo:font-weight="bold" officeooo:rsid="0287498f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Totalpagina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1. Objetivos</text:h>
      <text:list xml:id="list734123675501012452" text:style-name="Numbering_20_1">
        <text:list-item>
          <text:p text:style-name="P23">O objetivo d<text:span text:style-name="T8">o projeto</text:span> para EDOM é <text:bookmark-start text:name="__DdeLink__7912_1279738416"/>automatizar o máximo possível as tarefas repetitivas de programação necessários para implementar a parte de backend do MyRecipe. <text:bookmark-end text:name="__DdeLink__7912_1279738416"/></text:p>
        </text:list-item>
        <text:list-item>
          <text:p text:style-name="P23">Para ser mais preciso, o objetivo é automatizar o máximo possível a programação de Ofbiz.</text:p>
        </text:list-item>
      </text:list>
      <text:h text:style-name="P20" text:outline-level="1">2. Implementação</text:h>
      <text:h text:style-name="P18" text:outline-level="2">2.1 Objetivos primários</text:h>
      <text:list xml:id="list170744616583343" text:continue-list="list734123675501012452" text:style-name="Numbering_20_1">
        <text:list-item text:start-value="1">
          <text:p text:style-name="P35">Por isso <text:span text:style-name="T8">teremos que</text:span> <text:span text:style-name="T14">projetar e implementar uma DSL textual usando EMF e EMFText.</text:span> </text:p>
          <text:list>
            <text:list-item>
              <text:p text:style-name="P24">Vamos chamar esta linguagem "ofbiz modelo de domínio"</text:p>
            </text:list-item>
            <text:list-item>
              <text:p text:style-name="P24"><text:span text:style-name="T9">A<text:tab/></text:span> extensão do arquivo deve ser ofbiz. </text:p>
            </text:list-item>
            <text:list-item>
              <text:p text:style-name="P25">O objetivo principal é usar esta linguagem para definir todos os elementos de domínio que são necessárias para compilar o backend de MyRecipe.</text:p>
              <text:list>
                <text:list-item>
                  <text:p text:style-name="P24"><text:span text:style-name="T9">E</text:span>ntidades, <text:span text:style-name="T9">S</text:span>erviços, etc.</text:p>
                </text:list-item>
              </text:list>
            </text:list-item>
          </text:list>
        </text:list-item>
        <text:list-item>
          <text:p text:style-name="P24">Basicamente deve<text:span text:style-name="T9">mos</text:span> ser capazes de gerar os seguintes <text:span text:style-name="T9">artefactos</text:span> de scripts de nossa língua de modelo de domínio (ou seja, instâncias de nossa DSL metamodelo):</text:p>
          <text:list>
            <text:list-item>
              <text:p text:style-name="P24"><text:span text:style-name="T9">O</text:span> modelo de entidade de ofbiz </text:p>
              <text:list>
                <text:list-item>
                  <text:p text:style-name="P24"><text:span text:style-name="T9">O</text:span>s arquivos do tipo <text:span text:style-name="T14">entitymodel.xml</text:span> de Ofbiz</text:p>
                </text:list-item>
              </text:list>
            </text:list-item>
            <text:list-item>
              <text:p text:style-name="P24">O modelo de serviço de ofbiz </text:p>
              <text:list>
                <text:list-item>
                  <text:p text:style-name="P24"><text:span text:style-name="T9">O</text:span>s arquivos do tipo <text:span text:style-name="T14">services.xml</text:span> de Ofbiz</text:p>
                </text:list-item>
                <text:list-item>
                  <text:p text:style-name="P24"><text:span text:style-name="T9">T</text:span>ambém deve incluir a geração de métodos de java que implementam a<text:span text:style-name="T9">s </text:span><text:span text:style-name="T17">operações</text:span><text:span text:style-name="T14"> inserir, atualizar e excluir</text:span> para <text:span text:style-name="T9">todas as </text:span>entidades</text:p>
                  <text:list>
                    <text:list-item>
                      <text:p text:style-name="P24">Esta geração deve ser opcional e executado a pedido do <text:span text:style-name="T9">utilizador</text:span></text:p>
                    </text:list-item>
                    <text:list-item>
                      <text:p text:style-name="P24">O código gerado deve ser o "padrão" para o tipo de operações e o <text:span text:style-name="T9">utilizador</text:span>/programador deve ser capaz de personalizá-lo e manter a personalização entre gerações.</text:p>
                    </text:list-item>
                  </text:list>
                </text:list-item>
              </text:list>
            </text:list-item>
            <text:list-item>
              <text:p text:style-name="P24">O código java para os serviços REST. </text:p>
            </text:list-item>
          </text:list>
        </text:list-item>
      </text:list>
      <text:h text:style-name="P19" text:outline-level="2"><text:span text:style-name="T9">2.2 </text:span>Objetivos <text:span text:style-name="T9">secundários</text:span></text:h>
      <text:list xml:id="list170744558524311" text:continue-list="list170744616583343" text:style-name="Numbering_20_1">
        <text:list-item text:start-value="1">
          <text:p text:style-name="P24"><text:span text:style-name="T14">Gerar diagramas de classe no papiro</text:span> <text:span text:style-name="T9">a partir </text:span>de scripts do nosso modelo de domínio DSL para documentar a aplicação. </text:p>
          <text:list>
            <text:list-item>
              <text:p text:style-name="P24">Estes diagramas de classe devem retrata<text:span text:style-name="T9">r</text:span> essencialmente as entidades e as suas relações e incluir outros <text:span text:style-name="T9">aspetos</text:span> (serviços e <text:span text:style-name="T10">REST</text:span>) como comentários/anotações no diagrama. </text:p>
            </text:list-item>
          </text:list>
        </text:list-item>
        <text:list-item>
          <text:p text:style-name="P28">Tornar nossos modelos, tanto quanto possível robust<text:span text:style-name="T10">os</text:span> (portanto, um rico conjunto de <text:span text:style-name="T14">validações deve ser incluído no </text:span><text:span text:style-name="T16">meta-modelo</text:span>) </text:p>
        </text:list-item>
        <text:list-item>
          <text:p text:style-name="P28"><text:span text:style-name="T10">A</text:span> DSL deve incluir a validação dos modelos (tanto quanto possíveis). </text:p>
          <text:list>
            <text:list-item>
              <text:p text:style-name="P28"><text:soft-page-break/>Por exemplo, el<text:span text:style-name="T10">a</text:span> não deve permitir tipos de dados inválidos ou associações inválidas. </text:p>
            </text:list-item>
            <text:list-item>
              <text:p text:style-name="P28">El<text:span text:style-name="T10">a</text:span> também não deve permitir <text:span text:style-name="T10">especificar </text:span><text:s/>serviços <text:span text:style-name="T10">J</text:span>ava inválido<text:span text:style-name="T10">s</text:span></text:p>
              <text:list>
                <text:list-item>
                  <text:p text:style-name="P28"><text:span text:style-name="T10">P</text:span>or exemplo:</text:p>
                  <text:list>
                    <text:list-item>
                      <text:p text:style-name="P28"><text:span text:style-name="T10">P</text:span>arâmetros inválidos no método</text:p>
                    </text:list-item>
                    <text:list-item>
                      <text:p text:style-name="P28"><text:span text:style-name="T10">E</text:span>specifica<text:span text:style-name="T10">ção</text:span> um nome inválido para o serviço de <text:span text:style-name="T10">J</text:span>ava.</text:p>
                    </text:list-item>
                  </text:list>
                </text:list-item>
              </text:list>
            </text:list-item>
            <text:list-item>
              <text:p text:style-name="P28">Embora o <text:span text:style-name="T10">objetivo</text:span> é que nossa DSL suport<text:span text:style-name="T10">e</text:span> <text:span text:style-name="T10">o maximo</text:span> possível <text:span text:style-name="T10">de</text:span> tudo <text:span text:style-name="T10">o que</text:span> é possível definir <text:span text:style-name="T10">nos modelos de</text:span> entidade<text:span text:style-name="T10">s</text:span> e serviços d<text:span text:style-name="T10">o</text:span> OFbiz </text:p>
              <text:list>
                <text:list-item>
                  <text:p text:style-name="P28"><text:span text:style-name="T10">N</text:span>ão é necessário fazer uma “implementação" <text:span text:style-name="T10">completa</text:span></text:p>
                </text:list-item>
                <text:list-item>
                  <text:p text:style-name="P28"><text:span text:style-name="T10">P</text:span>ode<text:span text:style-name="T10">mos</text:span> implementar apenas as opções necessárias que permitem a modela<text:span text:style-name="T10">ção</text:span> d<text:span text:style-name="T10">o</text:span> backend MyRecipe. </text:p>
                </text:list-item>
                <text:list-item>
                  <text:p text:style-name="P28">Contudo, <text:span text:style-name="T10">seria</text:span> interessante demonstrar que o DSL desenvolvido é capaz de suportar as definições de modelo de entidade existente de OFBiz </text:p>
                  <text:list>
                    <text:list-item>
                      <text:p text:style-name="P26"><text:span text:style-name="T10">P</text:span>or exemplo, <text:span text:style-name="T10">a DSL </text:span>pode ser usad<text:span text:style-name="T10">a</text:span> para reproduzir as definições de modelo entitymodel.xml?</text:p>
                    </text:list-item>
                  </text:list>
                </text:list-item>
              </text:list>
            </text:list-item>
          </text:list>
        </text:list-item>
      </text:list>
      <text:h text:style-name="A3_5f_Titulo1" text:outline-level="1"><text:span text:style-name="T11">3. D</text:span>etalhes <text:span text:style-name="T11">técnicos </text:span>sobre Ofbiz</text:h>
      <text:list xml:id="list170743257743612" text:continue-list="list170744558524311" text:style-name="Numbering_20_1">
        <text:list-item text:start-value="1">
          <text:p text:style-name="P29"><text:span text:style-name="T11">C</text:span>omeçar por ler o arquivo readme na pasta ofbiz do repositório.</text:p>
        </text:list-item>
        <text:list-item>
          <text:p text:style-name="P29">ODSOFT palestra 02.1</text:p>
          <text:list>
            <text:list-item>
              <text:p text:style-name="P29"><text:span text:style-name="T11">I</text:span>ntrodução ao Ofbiz</text:p>
            </text:list-item>
          </text:list>
        </text:list-item>
        <text:list-item>
          <text:p text:style-name="P29">ODSOFT palestra 03.2</text:p>
          <text:list>
            <text:list-item>
              <text:p text:style-name="P29">OFbiz <text:span text:style-name="T11">REST</text:span> Tutorial</text:p>
            </text:list-item>
          </text:list>
        </text:list-item>
        <text:list-item>
          <text:p text:style-name="P29">ODSOFT palestra 04.1</text:p>
          <text:list>
            <text:list-item>
              <text:p text:style-name="P29"><text:span text:style-name="T11">E</text:span>ntidades em Ofbiz</text:p>
            </text:list-item>
          </text:list>
        </text:list-item>
        <text:list-item>
          <text:p text:style-name="P29">ODSOFT palestra 04.2</text:p>
          <text:list>
            <text:list-item>
              <text:p text:style-name="P29"><text:span text:style-name="T11">S</text:span>erviços em Ofbiz</text:p>
            </text:list-item>
          </text:list>
        </text:list-item>
        <text:list-item>
          <text:p text:style-name="P27">"<text:span text:style-name="T11">M</text:span>otor <text:span text:style-name="T11">de Entidade </text:span>por exemplo" </text:p>
          <text:list>
            <text:list-item>
              <text:p text:style-name="P27">Apêndice do "Apache OFBiz Cookbook" </text:p>
            </text:list-item>
          </text:list>
        </text:list-item>
        <text:list-item>
          <text:p text:style-name="P27"><text:span text:style-name="T11">G</text:span>uia do motor de serviço<text:span text:style-name="T11">s</text:span></text:p>
        </text:list-item>
        <text:list-item>
          <text:p text:style-name="P27"><text:span text:style-name="T11">C</text:span>lasse <text:span text:style-name="T11">laboratorial </text:span>03: </text:p>
          <text:list>
            <text:list-item>
              <text:p text:style-name="P27"><text:span text:style-name="T11">E</text:span>xercício 2</text:p>
              <text:list>
                <text:list-item>
                  <text:p text:style-name="P27"><text:span text:style-name="T11">I</text:span>ntrodução ao OFbiz (explica como criar um novo componente em OFbiz) </text:p>
                </text:list-item>
              </text:list>
            </text:list-item>
          </text:list>
        </text:list-item>
        <text:list-item>
          <text:p text:style-name="P30"><text:span text:style-name="T12">É possivel</text:span> encontrar o xsd com os detalhes sobre as definições de entidade e serviço em:</text:p>
          <text:list>
            <text:list-item>
              <text:p text:style-name="P30">ofbiz/framework/entity/dtd/entitymodel.xsd</text:p>
              <text:list>
                <text:list-item>
                  <text:p text:style-name="P30"><text:span text:style-name="T12">P</text:span>para entidades</text:p>
                </text:list-item>
              </text:list>
            </text:list-item>
            <text:list-item>
              <text:p text:style-name="P30">ofbiz/framework/service/dtd/services.xsd</text:p>
              <text:list>
                <text:list-item>
                  <text:p text:style-name="P30"><text:span text:style-name="T12">P</text:span>ara serviços</text:p>
                </text:list-item>
              </text:list>
            </text:list-item>
          </text:list>
        </text:list-item>
        <text:list-item>
          <text:p text:style-name="P30"><text:span text:style-name="T12">É possível </text:span>encontrar exemplos da execução d<text:span text:style-name="T12">e</text:span> serviços <text:span text:style-name="T12">REST </text:span>em ofbiz na pasta:</text:p>
          <text:list>
            <text:list-item>
              <text:p text:style-name="P31">ofbiz/hotdeploy/restcomponent</text:p>
            </text:list-item>
            <text:list-item>
              <text:p text:style-name="P30"><text:soft-page-break/>Lá tem o exemplo completo de um serviço REST para a entidade de "Produto" de OFBiz. </text:p>
            </text:list-item>
          </text:list>
        </text:list-item>
      </text:list>
      <text:h text:style-name="P21" text:outline-level="1">4. Trabalho a entregar</text:h>
      <text:list xml:id="list170744402181448" text:continue-list="list170743257743612" text:style-name="Numbering_20_1">
        <text:list-item text:start-value="1">
          <text:p text:style-name="P32">Na primeira apresentação, os alunos devem apresentar uma primeira versão do relatório técnico (PR1) que (neste momento) só precisa conter:</text:p>
          <text:list>
            <text:list-item>
              <text:p text:style-name="P32"><text:span text:style-name="T13">U</text:span>m plano de solução com alguma documentação técnica de alto nível tais como: </text:p>
              <text:list>
                <text:list-item>
                  <text:p text:style-name="P32"><text:span text:style-name="T15">D</text:span><text:span text:style-name="T14">iagrama de atividade</text:span> ilustrando a solução <text:span text:style-name="T13">idealizada</text:span></text:p>
                  <text:list>
                    <text:list-item>
                      <text:p text:style-name="P32"><text:span text:style-name="T13">Contendo a</text:span> descrição dos principais objetos e tarefas <text:span text:style-name="T13">existentes no</text:span> diagrama</text:p>
                      <text:list>
                        <text:list-item>
                          <text:p text:style-name="P32"><text:span text:style-name="T13">E</text:span>specialmente tarefas de transformação</text:p>
                        </text:list-item>
                      </text:list>
                    </text:list-item>
                  </text:list>
                </text:list-item>
                <text:list-item>
                  <text:p text:style-name="P32"><text:s/><text:bookmark-start text:name="__DdeLink__14563_1279738416"/><text:span text:style-name="T15">P</text:span><text:span text:style-name="T14">rincipais conceitos a ser</text:span><text:span text:style-name="T15">em</text:span><text:span text:style-name="T14"> usado</text:span><text:span text:style-name="T15">s</text:span><text:span text:style-name="T14"> no meta-model</text:span><text:span text:style-name="T18">o</text:span><text:bookmark-end text:name="__DdeLink__14563_1279738416"/> d<text:span text:style-name="T13">a</text:span> nov<text:span text:style-name="T13">a</text:span> DSL</text:p>
                  <text:list>
                    <text:list-item>
                      <text:p text:style-name="P32"><text:span text:style-name="T13">J</text:span>ustificação com base em elementos dos arquivos xsd para entidades e serviços, bem como características do código <text:span text:style-name="T13">REST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A apresentação final inclui</text:p>
          <text:list>
            <text:list-item>
              <text:p text:style-name="P32"><text:span text:style-name="T13">A </text:span>apresentação de um relatório técnico do projeto (FR)</text:p>
              <text:list>
                <text:list-item>
                  <text:p text:style-name="P32"><text:span text:style-name="T13">Com </text:span>os vários <text:span text:style-name="T13">artefactos</text:span> técnicos, que devem ambos estar presentes no repositório da equipe até essa data.</text:p>
                </text:list-item>
              </text:list>
            </text:list-item>
            <text:list-item>
              <text:p text:style-name="P32">O relatório técnico pode incluir a melhoria do plano (PR2) que foi apresentado anteriormente. </text:p>
            </text:list-item>
            <text:list-item>
              <text:p text:style-name="P32">O relatório técnico deve também incluir a descrição técnica do projeto da solução real</text:p>
              <text:list>
                <text:list-item>
                  <text:p text:style-name="P32"><text:span text:style-name="T13">P</text:span>or exemplo, incluir <text:span text:style-name="T14">diagramas para a meta-modelos</text:span>, explicando os meta-modelos, explicando as transformações, etc.</text:p>
                </text:list-item>
              </text:list>
            </text:list-item>
            <text:list-item>
              <text:p text:style-name="P32">Da mesma forma aos exercícios semanais, este relatório deve também incluir a j<text:span text:style-name="T14">ustificação sobre as opções e uma análise detalhada das alternativas</text:span>.</text:p>
            </text:list-item>
            <text:list-item>
              <text:p text:style-name="P32">Também é necessário incluir no relatório técnico final de uma <text:span text:style-name="T13">sessão</text:span> que deve <text:span text:style-name="T14">contextualizar e justificar por que MyRecipe poderia/deveria ser organizada em torno de uma abordagem de linha de produtos</text:span>. </text:p>
            </text:list-item>
            <text:list-item>
              <text:p text:style-name="P32">O relatório deve também e<text:span text:style-name="T14">xplicar como executar e testar a solução</text:span> (por exemplo, o que <text:span text:style-name="T13">fazer no</text:span> Eclipse. </text:p>
            </text:list-item>
          </text:list>
        </text:list-item>
      </text:list>
      <text:p text:style-name="P15"/>
      <text:p text:style-name="P14"/>
      <text:p text:style-name="P13"/>
      <text:p text:style-name="P12"/>
      <text:p text:style-name="P11"/>
      <text:p text:style-name="P10"/>
      <text:p text:style-name="P33"/>
      <text:p text:style-name="P9"/>
      <text:p text:style-name="P34"/>
      <text:p text:style-name="P8"/>
      <text:p text:style-name="P17"/>
      <text:p text:style-name="P16"/>
      <text:p text:style-name="P7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1" svg:font-family="Arial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Itálico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3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1_5f_Cabecalho" style:display-name="A1_Cabecalho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ourier New1" fo:font-family="'Courier New'" style:font-family-generic="modern" style:font-pitch="fixed" fo:font-size="13pt" fo:font-weight="bold" officeooo:rsid="0001a165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2_5f_Rodape" style:display-name="A2_Rodape" style:family="paragraph" style:parent-style-name="Footer" style:class="extra">
      <style:paragraph-properties fo:padding="0.049cm" fo:border-left="none" fo:border-right="none" fo:border-top="0.06pt solid #000000" fo:border-bottom="none" style:shadow="none"/>
    </style:style>
    <style:style style:name="A3_5f_Titulo1" style:display-name="A3_Titulo1" style:family="paragraph" style:parent-style-name="Standard" style:next-style-name="A4_5f_Normal" style:default-outline-level="1" style:list-style-name="">
      <loext:graphic-properties draw:fill="none" draw:fill-color="#729fcf"/>
      <style:paragraph-properties fo:margin-left="0cm" fo:margin-right="0cm" fo:margin-top="0.499cm" fo:margin-bottom="0.499cm" loext:contextual-spacing="false" fo:text-align="center" style:justify-single-word="false" fo:text-indent="0cm" style:auto-text-indent="false" fo:background-color="transparent" style:border-line-width-bottom="0cm 0.004cm 0.002cm" fo:padding="0.101cm" fo:border-left="none" fo:border-right="none" fo:border-top="none" fo:border-bottom="0.14pt double #999999" style:shadow="none"/>
      <style:text-properties style:font-name="Courier New1" fo:font-family="'Courier New'" style:font-family-generic="modern" style:font-pitch="fixed" fo:font-size="10pt" fo:font-weight="bold" officeooo:rsid="0003e085" fo:background-color="#99ccff" style:font-size-asian="10pt" style:font-weight-asian="bold" style:font-size-complex="10pt" style:font-weight-complex="600" loext:shadow="#808080 0.18cm 0.18cm"/>
    </style:style>
    <style:style style:name="A4_5f_Normal" style:display-name="A4_Normal" style:family="paragraph" style:parent-style-name="Text_20_body">
      <loext:graphic-properties draw:fill="none" draw:fill-color="#729fcf"/>
      <style:paragraph-properties fo:margin-left="0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Courier New" fo:font-family="'Courier New'" style:font-style-name="Normal" style:font-family-generic="modern" style:font-pitch="fixed" fo:font-size="10pt" style:font-size-asian="10.5pt"/>
    </style:style>
    <style:style style:name="A5_5f_Titulo2" style:display-name="A5_Titulo2" style:family="paragraph" style:parent-style-name="A4_5f_Normal" style:next-style-name="A4_5f_Normal" style:default-outline-level="2" style:list-style-name="">
      <loext:graphic-properties draw:fill="none" draw:fill-color="#729fcf"/>
      <style:paragraph-properties fo:margin-left="0cm" fo:margin-right="0cm" fo:margin-top="0.199cm" fo:margin-bottom="0.199cm" loext:contextual-spacing="false" fo:text-indent="0cm" style:auto-text-indent="false" fo:background-color="transparent" fo:padding="0cm" fo:border="none" style:shadow="none" style:join-border="true">
        <style:tab-stops/>
        <style:drop-cap/>
      </style:paragraph-properties>
      <style:text-properties fo:font-weight="bold" officeooo:rsid="0003e085" fo:background-color="#ffff99" style:font-size-asian="10.5pt" style:font-weight-asian="bold" style:font-weight-complex="600" loext:shadow="#808080 0.18cm 0.18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A6_5f_Lista_5f_Continua" style:display-name="A6_Lista_Continua" style:family="paragraph" style:parent-style-name="A4_5f_Normal" style:default-outline-level="" style:list-style-name="Numbering_20_1" style:master-page-name="">
      <style:paragraph-properties style:page-number="auto" style:shadow="none">
        <style:tab-stops>
          <style:tab-stop style:position="0.199cm"/>
        </style:tab-stops>
      </style:paragraph-properties>
      <style:text-properties fo:background-color="transparent" style:font-size-asian="10.5pt"/>
    </style:style>
    <style:style style:name="A7_5f_Codigo" style:display-name="A7_Codigo" style:family="paragraph" style:parent-style-name="A4_5f_Normal" style:next-style-name="A4_5f_Normal">
      <loext:graphic-properties draw:fill="solid" draw:fill-color="#e6e6ff" draw:opacity="100%"/>
      <style:paragraph-properties fo:background-color="#e6e6ff" fo:padding="0.049cm" fo:border="0.06pt solid #000000" style:shadow="#808080 0.18cm 0.18cm">
        <style:tab-stops/>
      </style:paragraph-properties>
      <style:text-properties fo:font-size="8pt" officeooo:rsid="000ed254" fo:background-color="transparent" style:font-size-asian="8pt" style:font-size-complex="8pt"/>
    </style:style>
    <style:style style:name="A8_5f_Titulo3" style:display-name="A8_Titulo3" style:family="paragraph" style:parent-style-name="A5_5f_Titulo2" style:default-outline-level="3" style:list-style-name="">
      <style:paragraph-properties fo:margin-left="0cm" fo:margin-right="0cm" fo:text-indent="0.199cm" style:auto-text-indent="false"/>
      <style:text-properties officeooo:rsid="0012c6b1" fo:background-color="#cfe7f5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A9_5f_Titulo4" style:display-name="A9_Titulo4" style:family="paragraph" style:parent-style-name="A8_5f_Titulo3" style:next-style-name="A4_5f_Normal" style:default-outline-level="4" style:master-page-name="">
      <loext:graphic-properties draw:fill-image-width="0cm" draw:fill-image-height="0cm"/>
      <style:paragraph-properties fo:margin-left="0cm" fo:margin-right="0cm" fo:text-indent="0.4cm" style:auto-text-indent="false" style:page-number="auto">
        <style:tab-stops/>
      </style:paragraph-properties>
      <style:text-properties fo:background-color="#33ff99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AA_5f_Titulo5" style:display-name="AA_Titulo5" style:family="paragraph" style:parent-style-name="A4_5f_Normal" style:next-style-name="A4_5f_Normal" style:default-outline-level="5" style:list-style-name="List_20_1">
      <style:paragraph-properties fo:margin-left="0cm" fo:margin-right="0cm" fo:margin-top="0.199cm" fo:margin-bottom="0.199cm" loext:contextual-spacing="false" fo:text-align="justify" style:justify-single-word="false" fo:text-indent="0.6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5" style:display-name="Heading 5" style:family="paragraph" style:parent-style-name="Heading" style:class="text"/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Protuguês" style:family="text">
      <style:text-properties style:font-name="Courier New" fo:font-family="'Courier New'" style:font-style-name="Normal" style:font-family-generic="modern" style:font-pitch="fixed" fo:font-size="10pt" fo:background-color="transparent" style:font-size-asian="10.5pt" loext:shadow="none"/>
    </style:style>
    <style:style style:name="EInglês" style:family="text" style:parent-style-name="EProtuguês">
      <style:text-properties style:font-name="Courier New2" fo:font-family="'Courier New'" style:font-style-name="Itálico" style:font-family-generic="modern" style:font-pitch="fixed" fo:language="en" fo:country="US" fo:font-style="italic" fo:background-color="transparent" style:font-size-asian="10.5pt" loext:shadow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t" fo:country="PT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1_5f_Cabecalho">
      <style:text-properties fo:language="pt" fo:country="PT" officeooo:paragraph-rsid="01e94acb"/>
    </style:style>
    <style:style style:name="MP2" style:family="paragraph" style:parent-style-name="A2_5f_Rodape">
      <style:text-properties fo:language="pt" fo:country="PT" officeooo:paragraph-rsid="0072868d"/>
    </style:style>
    <style:style style:name="MP3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fo:language="pt" fo:country="PT" officeooo:paragraph-rsid="014e6710"/>
    </style:style>
    <style:style style:name="MP4" style:family="paragraph" style:parent-style-name="A2_5f_Rodape">
      <style:text-properties fo:language="pt" fo:country="PT" officeooo:paragraph-rsid="014e6710"/>
    </style:style>
    <style:style style:name="MT1" style:family="text">
      <style:text-properties style:font-name="Courier 10 Pitch" fo:font-size="10pt" officeooo:rsid="02855add" style:font-size-asian="10pt" style:font-size-complex="10pt"/>
    </style:style>
    <style:style style:name="MT2" style:family="text">
      <style:text-properties style:font-name="Courier 10 Pitch" fo:font-size="10pt" style:font-size-asian="10pt" style:font-size-complex="10pt"/>
    </style:style>
    <style:style style:name="MT3" style:family="text">
      <style:text-properties style:font-name="Courier 10 Pitch" fo:font-size="10pt" officeooo:rsid="027310c3" style:font-size-asian="10pt" style:font-size-complex="10pt"/>
    </style:style>
    <style:style style:name="MT4" style:family="text">
      <style:text-properties style:font-name="Courier 10 Pitch" fo:font-size="10pt" officeooo:rsid="0137499c" style:font-size-asian="10pt" style:font-size-complex="10pt"/>
    </style:style>
    <style:style style:name="MT5" style:family="text">
      <style:text-properties officeooo:rsid="00fd316c"/>
    </style:style>
    <style:style style:name="MT6" style:family="text">
      <style:text-properties officeooo:rsid="013190ad"/>
    </style:style>
    <style:style style:name="MT7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-</number:text>
      <number:month/>
      <number:text>-</number:text>
      <number:year/>
    </number:date-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tab/><text:span text:style-name="MT1">EDOM</text:span><text:span text:style-name="MT2"> – </text:span><text:span text:style-name="MT3">Setembro</text:span><text:span text:style-name="MT2"><text:tab/></text:span><text:span text:style-name="MT2"><text:date style:data-style-name="N36" text:date-value="2017-09-02T01:31:43.713916428" text:fixed="true">02-09-2017</text:date></text:span><text:span text:style-name="MT2"> </text:span><text:span text:style-name="MT2"><text:time style:data-style-name="N41" text:time-value="2017-09-02T01:31:50.314509901" text:fixed="true">01:31:50</text:time></text:span></text:p>
      </style:header>
      <style:footer>
        <text:p text:style-name="MP2"><text:tab/><text:tab/><text:span text:style-name="MT4">Pág. </text:span><text:span text:style-name="MT2"><text:page-number text:select-page="current">3</text:page-number></text:span><text:span text:style-name="MT2">/</text:span><text:span text:style-name="MT2"><text:page-count>3</text:page-count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header>
        <text:p text:style-name="MP3"><text:span text:style-name="MT5"><text:tab/>INSIS</text:span> – <text:span text:style-name="MT6">Projeto IT1<text:tab/></text:span><text:tab/><text:span text:style-name="MT7"><text:date style:data-style-name="N30" text:date-value="2017-04-16T10:51:54.261323399" text:fixed="true">16-04-2017</text:date></text:span><text:span text:style-name="MT7"> </text:span><text:span text:style-name="MT7"><text:time style:data-style-name="N41" text:time-value="2017-04-29T00:36:19.199379240" text:fixed="true">00:36:19</text:time></text:span></text:p>
      </style:header>
      <style:footer>
        <text:p text:style-name="MP4"><text:tab/><text:tab/><text:tab/><text:tab/><text:tab/><text:tab/><text:tab/><text:tab/><text:span text:style-name="MT4">Pág. </text:span><text:span text:style-name="MT2"><text:page-number text:select-page="current">0</text:page-number></text:span><text:span text:style-name="MT2">/</text:span><text:span text:style-name="MT2"><text:page-count>3</text:page-count></text:span></text:p>
      </style:footer>
    </style:master-page>
    <style:master-page style:name="Endnote" style:page-layout-name="Mpm5"/>
    <style:master-page style:name="Left_20_Page" style:display-name="Left Page" style:page-layout-name="Mpm6" style:next-style-name="Right_20_Page"/>
    <style:master-page style:name="Right_20_Page" style:display-name="Right Page" style:page-layout-name="Mpm7" style:next-style-name="Left_20_Page"/>
    <style:master-page style:name="Envelope" style:page-layout-name="Mpm8"/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6-12T12:19:10.901941581</meta:creation-date>
    <dc:date>2017-09-05T17:07:42.872171965</dc:date>
    <meta:editing-duration>P4DT14H8M54S</meta:editing-duration>
    <meta:editing-cycles>341</meta:editing-cycles>
    <meta:generator>LibreOffice/5.1.6.2$Linux_X86_64 LibreOffice_project/10m0$Build-2</meta:generator>
    <meta:document-statistic meta:table-count="0" meta:image-count="0" meta:object-count="0" meta:page-count="3" meta:paragraph-count="79" meta:word-count="847" meta:character-count="5204" meta:non-whitespace-character-count="4464"/>
  </office:meta>
</office:document-meta>
</file>

<file path=Basic/Standard/A1_Macros.xml><?xml version="1.0" encoding="utf-8"?>
<!DOCTYPE module  PUBLIC '-//OpenOffice.org//DTD OfficeDocument 1.0//EN'  'module.dtd'>
<script:module xmlns:script="http://openoffice.org/2000/script" script:name="A1_Macros" script:language="StarBasic">REM  *****  BASIC  *****

Sub Main

End Sub


sub A1_Reiniciar_Numeraca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umberingStart"
args1(0).Value = true

dispatcher.executeDispatch(document, ".uno:NumberingStart", "", 0, args1())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1_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